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60f" officeooo:paragraph-rsid="0017360f"/>
    </style:style>
    <style:style style:name="P2" style:family="paragraph" style:parent-style-name="Standard">
      <style:text-properties officeooo:rsid="00174eaa" officeooo:paragraph-rsid="00174eaa"/>
    </style:style>
    <style:style style:name="T1" style:family="text">
      <style:text-properties officeooo:rsid="0017af97"/>
    </style:style>
  </office:automatic-styles>
  <office:body>
    <office:text>
      <text:tracked-changes>
        <text:changed-region xml:id="ct93972797110112" text:id="ct93972797110112">
          <text:insertion>
            <office:change-info>
              <dc:creator>未知作者</dc:creator>
              <dc:date>2025-11-12T21:37:14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快速启动<text:change-start text:change-id="ct93972797110112"/>仿真<text:change-end text:change-id="ct93972797110112"/></text:p>
      <text:p text:style-name="P1">source devel/setup.bash</text:p>
      <text:p text:style-name="P1">roslaunch putn_launch simulation.launch scene:="map1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22T16:17:37.095980334</meta:creation-date>
    <dc:date>2025-11-12T21:37:16.963299060</dc:date>
    <meta:editing-duration>PT4M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2" meta:character-count="82" meta:non-whitespace-character-count="78"/>
  </office:meta>
</office:document-meta>
</file>